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Subtitle">
      <style:text-properties style:font-name="Liberation Sans" officeooo:rsid="000f8133" officeooo:paragraph-rsid="000f8133"/>
    </style:style>
    <style:style style:name="P2" style:family="paragraph" style:parent-style-name="Title">
      <style:text-properties style:font-name="Liberation Sans" officeooo:rsid="000f8133" officeooo:paragraph-rsid="000f8133"/>
    </style:style>
    <style:style style:name="P3" style:family="paragraph" style:parent-style-name="Heading_20_3">
      <style:text-properties style:font-name="Liberation Sans"/>
    </style:style>
    <style:style style:name="P4" style:family="paragraph" style:parent-style-name="Heading_20_1">
      <style:text-properties style:font-name="Liberation Sans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ext_20_body">
      <style:text-properties style:font-name="Liberation Sans"/>
    </style:style>
    <style:style style:name="P7" style:family="paragraph" style:parent-style-name="Text_20_body" style:list-style-name="L1">
      <style:text-properties style:font-name="Liberation Sans"/>
    </style:style>
    <style:style style:name="P8" style:family="paragraph" style:parent-style-name="Text_20_body">
      <style:paragraph-properties fo:text-align="justify" style:justify-single-word="false"/>
      <style:text-properties style:font-name="Liberation Sans" officeooo:rsid="00152c16" officeooo:paragraph-rsid="00152c16"/>
    </style:style>
    <style:style style:name="P9" style:family="paragraph" style:parent-style-name="Text_20_body">
      <style:text-properties style:font-name="Liberation Sans" officeooo:paragraph-rsid="00128b1b"/>
    </style:style>
    <style:style style:name="P10" style:family="paragraph" style:parent-style-name="Text_20_body">
      <style:text-properties style:font-name="Liberation Sans" officeooo:paragraph-rsid="0013d651"/>
    </style:style>
    <style:style style:name="P11" style:family="paragraph" style:parent-style-name="Text_20_body">
      <style:paragraph-properties fo:text-align="justify" style:justify-single-word="false"/>
      <style:text-properties style:font-name="Liberation Sans" officeooo:rsid="00172248" officeooo:paragraph-rsid="001ab4be"/>
    </style:style>
    <style:style style:name="T1" style:family="text">
      <style:text-properties officeooo:rsid="000f8133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881b8" style:font-style-asian="italic" style:font-style-complex="italic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officeooo:rsid="00128b1b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officeooo:rsid="0014258b" style:font-style-asian="normal" style:font-style-complex="normal"/>
    </style:style>
    <style:style style:name="T9" style:family="text">
      <style:text-properties fo:font-style="normal" style:text-underline-style="none" style:font-style-asian="normal" style:font-style-complex="normal"/>
    </style:style>
    <style:style style:name="T10" style:family="text">
      <style:text-properties fo:font-style="normal" style:text-underline-style="none" officeooo:rsid="0016b806" style:font-style-asian="normal" style:font-style-complex="normal"/>
    </style:style>
    <style:style style:name="T11" style:family="text">
      <style:text-properties style:font-name="Liberation Sans"/>
    </style:style>
    <style:style style:name="T12" style:family="text">
      <style:text-properties style:font-name="Liberation Sans" officeooo:rsid="000f8133"/>
    </style:style>
    <style:style style:name="T13" style:family="text">
      <style:text-properties style:font-name="Liberation Sans" fo:font-style="italic" style:font-style-asian="italic" style:font-style-complex="italic"/>
    </style:style>
    <style:style style:name="T14" style:family="text">
      <style:text-properties style:font-name="Liberation Sans" officeooo:rsid="00128b1b"/>
    </style:style>
    <style:style style:name="T15" style:family="text">
      <style:text-properties fo:color="#bcbec4" loext:opacity="100%" style:font-name="DejaVu Sans Mono" fo:font-size="12pt" fo:font-style="normal" fo:font-weight="normal" style:font-size-asian="12pt" style:font-style-asian="normal" style:font-weight-asian="normal"/>
    </style:style>
    <style:style style:name="T16" style:family="text">
      <style:text-properties officeooo:rsid="001881b8"/>
    </style:style>
    <style:style style:name="T17" style:family="text">
      <style:text-properties fo:color="#56a8f5" loext:opacity="100%" style:font-name="DejaVu Sans Mono" fo:font-size="12pt" fo:font-style="normal" fo:font-weight="normal" style:font-size-asian="12pt" style:font-style-asian="normal" style:font-weight-asian="normal"/>
    </style:style>
    <style:style style:name="T18" style:family="text">
      <style:text-properties officeooo:rsid="0019db2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ort z projektu PSI 2023/24</text:p>
      <text:p text:style-name="P1">Marcin Kuduk, Nazar Kuziv</text:p>
      <text:h text:style-name="P4" text:outline-level="1">1. Wyniki <text:span text:style-name="T1">t</text:span>estowe i <text:span text:style-name="T1">t</text:span>reningowe:</text:h>
      <text:p text:style-name="P6">Wyniki obliczeń RMSE (Root Mean Square Error) przedstawiają się następująco:</text:p>
      <text:list text:style-name="L1">
        <text:list-item>
          <text:p text:style-name="P7">User-based CF RMSE: 2.9282</text:p>
        </text:list-item>
        <text:list-item>
          <text:p text:style-name="P7">Item-based CF RMSE: 3.0592</text:p>
        </text:list-item>
        <text:list-item>
          <text:p text:style-name="P7">User-based CF RMSE (k_fract):2.9292</text:p>
        </text:list-item>
        <text:list-item>
          <text:p text:style-name="P7">Item-based CF RMSE (k_fract):3.0621</text:p>
        </text:list-item>
        <text:list-item>
          <text:p text:style-name="P7">User-based CF RMSE (k_fract_mean): 0.9483</text:p>
        </text:list-item>
        <text:list-item>
          <text:p text:style-name="P7">Item-based CF RMSE (k_fract_mean): 1.2626</text:p>
        </text:list-item>
      </text:list>
      <text:h text:style-name="P4" text:outline-level="1">2. Uzasadnienie <text:span text:style-name="T1">w</text:span>yboru <text:span text:style-name="T1">t</text:span>echniki/<text:span text:style-name="T1">m</text:span>odel<text:span text:style-name="T1">u</text:span></text:h>
      <text:p text:style-name="P11">Model <text:span text:style-name="T18">oparliśmy</text:span> o filtrowanie współpracujące (collaborative filtering), <text:span text:style-name="T18">gdyż jest proste w implementacji i daje zadowalające wyniki</text:span>. Na podstawie filmów już ocenionych przez użytkownika <text:span text:style-name="T18">model</text:span> znajduje <text:span text:style-name="T16">przy użyciu odległości cosinusowych między wektorami</text:span> innych użytkowników o podobnych preferencjach. W oparciu o ich oceny szacuje wyniki dla innych filmów, a następnie zwraca 5 najwyższych. <text:span text:style-name="T16">W modelu przetestowaliśmy kilka metod i do funkcji ‘</text:span><text:span text:style-name="T3">recommend_movies_from_terminal</text:span><text:span text:style-name="T16">’ wybraliśmy dająca według metryki RMSE najlepsze </text:span><text:span text:style-name="T18">rezultaty</text:span><text:span text:style-name="T16"> ‘</text:span><text:span text:style-name="T3">User-based CF</text:span><text:span text:style-name="T16">’.</text:span></text:p>
      <text:h text:style-name="P4" text:outline-level="1">3. Strategia <text:span text:style-name="T1">p</text:span>odziału <text:span text:style-name="T1">d</text:span>anych</text:h>
      <text:p text:style-name="P8">Z pliku <text:span text:style-name="T2">‘ratings.csv’ </text:span><text:span text:style-name="T6">wybraliśmy 100 000 początkowych rekordów. </text:span><text:span text:style-name="T7">W projekcie nie korzystaliśmy z całego zestawu danych, bo nie wystarczało nam d</text:span><text:span text:style-name="T8">o</text:span><text:span text:style-name="T7"> tego mocy obliczeniowej. </text:span><text:span text:style-name="T9">Następnie przy użyciu </text:span><text:span text:style-name="T4">‘train_test_split’</text:span><text:span text:style-name="T9"> ze </text:span><text:span text:style-name="T4">‘sklearn.model_selection’ </text:span><text:span text:style-name="T9">podzieliliśmy zbiór na testowy i treningowy w proporcjach 1:4, czyli </text:span><text:span text:style-name="T10">2</text:span><text:span text:style-name="T9">0 000 losowo wybranych rekordów do zbioru </text:span><text:span text:style-name="T10">testowego</text:span><text:span text:style-name="T9">, a </text:span><text:span text:style-name="T10">8</text:span><text:span text:style-name="T9">0 000 pozostałych do zbioru </text:span><text:span text:style-name="T10">treningowego</text:span><text:span text:style-name="T9">.</text:span></text:p>
      <text:h text:style-name="P4" text:outline-level="1">4. Opis <text:span text:style-name="T1">d</text:span>anych <text:span text:style-name="T1">w</text:span>ejściowych</text:h>
      <text:p text:style-name="P5"><text:span text:style-name="T11">W projekcie była wykorzystana część plików CSV z </text:span><text:a xlink:type="simple" xlink:href="https://grouplens.org/datasets/movielens/" text:style-name="Internet_20_link" text:visited-style-name="Visited_20_Internet_20_Link"><text:span text:style-name="T11">MovieLens Dataset</text:span></text:a><text:span text:style-name="T11">, </text:span><text:span text:style-name="T12">a</text:span><text:span text:style-name="T11"> konkretnie pliki </text:span><text:span text:style-name="T13">movies.csv</text:span><text:span text:style-name="T11"> i </text:span><text:span text:style-name="T13">ratings.csv</text:span><text:span text:style-name="T11">. Jeśli chodzi o plik </text:span><text:span text:style-name="T13">movies.csv</text:span><text:span text:style-name="T11">, to był on wykorzystywany wyłącznie dlatego, żeby wyszukać id filmu, używając jego nazwy. Interesują nas tam tylko kolumny ‘</text:span><text:span text:style-name="T13">title</text:span><text:span text:style-name="T11">’ i ‘</text:span><text:span text:style-name="T13">movieId</text:span><text:span text:style-name="T11">’. W kolumnie ‘</text:span><text:span text:style-name="T13">title</text:span><text:span text:style-name="T11">’ mamy dane w formacie ‘</text:span><text:span text:style-name="T13">Nazwa filmu (rok premiery)</text:span><text:span text:style-name="T11">’, interesuje nas wyłącznie nazwa, wiec w programie zmieniamy tę kolumnę. W kolumnie </text:span><text:span text:style-name="T13">‘movieId’</text:span><text:span text:style-name="T11"> mamy </text:span><text:soft-page-break/><text:span text:style-name="T11">to, co pozwoli nam otrzymać rekomendacje, czyli id filmu, tutaj nie za bardzo trzeba coś przekształcać. W pliku </text:span><text:span text:style-name="T13">ratings.csv</text:span><text:span text:style-name="T11"> mamy oceny użytkowników, są takie kolumny jak </text:span><text:span text:style-name="T13">‘userId’</text:span><text:span text:style-name="T11">, </text:span><text:span text:style-name="T13">‘movieId’</text:span><text:span text:style-name="T11">, </text:span><text:span text:style-name="T13">‘rating’</text:span><text:span text:style-name="T11"> i </text:span><text:span text:style-name="T13">‘timestamp’</text:span><text:span text:style-name="T11">. O </text:span><text:span text:style-name="T13">‘timestamp’</text:span><text:span text:style-name="T11"> można zapomnieć, nie jest on nam potrzebny. Wszystko oprócz niego wykorzystamy w naszym projekcie. Nie ma sensu tłumaczyć nazw tych kolumn, możemy tylko zauważyć, ze typ </text:span><text:span text:style-name="T13">‘userId’</text:span><text:span text:style-name="T11"> i </text:span><text:span text:style-name="T13">‘movieId’</text:span><text:span text:style-name="T11">, to Int. </text:span><text:span text:style-name="T13">‘rating’</text:span><text:span text:style-name="T11"> to float, ale te</text:span><text:span text:style-name="T14">ż </text:span><text:span text:style-name="T11">musimy zauwa</text:span><text:span text:style-name="T14">ż</text:span><text:span text:style-name="T11">y</text:span><text:span text:style-name="T14">ć</text:span><text:span text:style-name="T11">, ze oceny są wystawiane w skali 5-gwiazdkowej, z przyrostem półgwiazdkowym (0,5 gwiazdki - 5,0 gwiazdek).</text:span></text:p>
      <text:p text:style-name="P5"><text:span text:style-name="T11">Wi</text:span><text:span text:style-name="T14">ę</text:span><text:span text:style-name="T11">cej o MovieLens Dataset (</text:span><text:a xlink:type="simple" xlink:href="https://files.grouplens.org/datasets/movielens/ml-latest-small-README.html" text:style-name="Internet_20_link" text:visited-style-name="Visited_20_Internet_20_Link"><text:span text:style-name="T11">tutaj</text:span></text:a><text:span text:style-name="T11">).</text:span></text:p>
      <text:h text:style-name="P4" text:outline-level="1">5. Analiza <text:span text:style-name="T5">w</text:span>yników</text:h>
      <text:h text:style-name="P3" text:outline-level="3">1. User-based vs Item-based CF:</text:h>
      <text:p text:style-name="P6">RMSE dla User-based CF wynosi 2.9282, co jest nieco lepszym wynikiem w porównaniu do Item-based CF, które ma RMSE równe 3.0592. Oznacza to, że podejście bazujące na użytkownikach lepiej przewiduje oceny użytkowników niż podejście bazujące na przedmiotach.</text:p>
      <text:h text:style-name="P3" text:outline-level="3">2. Wpływ parametru k_fract:</text:h>
      <text:p text:style-name="P6">Dla User-based CF, RMSE z zastosowaniem k_fract wynosi 2.9292, co jest bardzo zbliżone do wartości bez tego parametru. Podobnie dla Item-based CF, RMSE z k_fract wynosi 3.0621, co jest zbliżone do wartości bez k_fract (3.0592). Wskazuje to, że parametr k_fract nie ma znaczącego wpływu na dokładność przewidywań w obu przypadkach.</text:p>
      <text:h text:style-name="P3" text:outline-level="3">3. Średnie RMSE dla k_fract:</text:h>
      <text:p text:style-name="P9">Znacząca różnica jest widoczna przy średnich wartościach RMSE dla k_fract. User-based CF ma średnie RMSE wynoszące 0.9483, podczas gdy Item-based CF wynosi 1.2626. Oznacza to, że po uwzględnieniu średnich wartości RMSE, podejście User-based CF znacząco przewyższa podejście Item-based CF.</text:p>
      <text:h text:style-name="P3" text:outline-level="3">Propozycje dalszych kroków</text:h>
      <text:p text:style-name="P10">Możemy wykorzystać wszystkie inne dane z datasetu, np. Tag Genome w naszym projekcie dla lepszego przewidywania. Ale najłatwiejszą metodą w tym przypadku będzie po prostu wykorzystać wszystkie możliwe dane do trenowania modelu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l" fo:country="PL" style:letter-kerning="true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pl" number:country="PL" loext:transliteration-spellout="title cardinal" number:transliteration-language="pl" number:transliteration-country="PL">
      <number:number number:decimal-places="0" number:min-decimal-places="0" number:min-integer-digits="1"/>
    </number:number-style>
    <number:number-style style:name="N10115" number:language="pl" number:country="PL" loext:transliteration-spellout="title USD" number:transliteration-language="pl" number:transliteration-country="PL">
      <number:number number:decimal-places="0" number:min-decimal-places="0" number:min-integer-digits="1"/>
    </number:number-style>
    <number:number-style style:name="N10116" number:language="pl" number:country="PL" loext:transliteration-spellout="title USD" number:transliteration-language="pl" number:transliteration-country="PL">
      <number:number number:decimal-places="2" number:min-decimal-places="2" number:min-integer-digits="1"/>
    </number:number-style>
    <number:number-style style:name="N10117" number:language="pl" number:country="PL" loext:transliteration-spellout="upper USD" number:transliteration-language="pl" number:transliteration-country="PL">
      <number:number number:decimal-places="0" number:min-decimal-places="0" number:min-integer-digits="1"/>
    </number:number-style>
    <number:number-style style:name="N10118" number:language="pl" number:country="PL" loext:transliteration-spellout="upper USD" number:transliteration-language="pl" number:transliteration-country="PL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5T12:04:51.516255595</meta:creation-date>
    <meta:generator>LibreOffice/24.2.3.2$Linux_X86_64 LibreOffice_project/420$Build-2</meta:generator>
    <dc:date>2024-06-05T16:05:02.401643613</dc:date>
    <meta:editing-duration>PT26M16S</meta:editing-duration>
    <meta:editing-cycles>6</meta:editing-cycles>
    <meta:document-statistic meta:table-count="0" meta:image-count="0" meta:object-count="0" meta:page-count="2" meta:paragraph-count="26" meta:word-count="528" meta:character-count="3716" meta:non-whitespace-character-count="3220"/>
  </office:meta>
</office:document-meta>
</file>